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ce077" officeooo:paragraph-rsid="000ce077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de5bc" officeooo:paragraph-rsid="000de5bc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f187d" officeooo:paragraph-rsid="000f187d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552ba" officeooo:paragraph-rsid="001552ba" style:font-weight-asian="bold" style:font-weight-complex="bold"/>
    </style:style>
    <style:style style:name="P5" style:family="paragraph" style:parent-style-name="Standard">
      <style:text-properties style:text-underline-style="none" fo:font-weight="normal" officeooo:rsid="000f187d" officeooo:paragraph-rsid="000f187d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0f187d" officeooo:paragraph-rsid="0013af01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10e226" officeooo:paragraph-rsid="0010e226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267419" officeooo:paragraph-rsid="00267419" style:font-weight-asian="normal" style:font-weight-complex="normal"/>
    </style:style>
    <style:style style:name="P9" style:family="paragraph" style:parent-style-name="Standard">
      <style:text-properties fo:font-size="10.5pt" style:text-underline-style="solid" style:text-underline-width="auto" style:text-underline-color="font-color" fo:font-weight="bold" officeooo:rsid="001552ba" officeooo:paragraph-rsid="001552ba" style:font-size-asian="10.5pt" style:font-weight-asian="bold" style:font-size-complex="10.5pt" style:font-weight-complex="bold"/>
    </style:style>
    <style:style style:name="P10" style:family="paragraph" style:parent-style-name="Standard">
      <style:text-properties fo:font-size="11pt" style:text-underline-style="none" fo:font-weight="normal" officeooo:rsid="000de5bc" officeooo:paragraph-rsid="000de5bc" style:font-size-asian="11pt" style:font-weight-asian="normal" style:font-size-complex="11pt" style:font-weight-complex="normal"/>
    </style:style>
    <style:style style:name="P11" style:family="paragraph" style:parent-style-name="Standard">
      <style:text-properties fo:font-size="12pt" style:text-underline-style="solid" style:text-underline-width="auto" style:text-underline-color="font-color" fo:font-weight="bold" officeooo:rsid="001552ba" officeooo:paragraph-rsid="001552ba" style:font-size-asian="12pt" style:font-weight-asian="bold" style:font-size-complex="12pt" style:font-weight-complex="bold"/>
    </style:style>
    <style:style style:name="P12" style:family="paragraph" style:parent-style-name="Standard">
      <style:text-properties fo:font-size="12pt" style:text-underline-style="solid" style:text-underline-width="auto" style:text-underline-color="font-color" fo:font-weight="bold" officeooo:rsid="001b6810" officeooo:paragraph-rsid="001b6810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2pt" style:text-underline-style="none" fo:font-weight="normal" officeooo:rsid="001673f5" officeooo:paragraph-rsid="001673f5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style:text-underline-style="none" fo:font-weight="normal" officeooo:rsid="001673f5" officeooo:paragraph-rsid="00175f97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style:text-underline-style="none" fo:font-weight="normal" officeooo:rsid="001673f5" officeooo:paragraph-rsid="0017d3ce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style:text-underline-style="none" fo:font-weight="normal" officeooo:rsid="001673f5" officeooo:paragraph-rsid="0019c45f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style:text-underline-style="none" fo:font-weight="normal" officeooo:rsid="001673f5" officeooo:paragraph-rsid="001a668a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style:text-underline-style="none" fo:font-weight="normal" officeooo:rsid="001be532" officeooo:paragraph-rsid="001be532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style:text-underline-style="none" fo:font-weight="normal" officeooo:rsid="001be532" officeooo:paragraph-rsid="001c7df2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style:text-underline-style="none" fo:font-weight="normal" officeooo:rsid="001f5a07" officeooo:paragraph-rsid="001f5a07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style:text-underline-style="none" fo:font-weight="normal" officeooo:rsid="001f5a07" officeooo:paragraph-rsid="0020d3d8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style:text-underline-style="none" fo:font-weight="normal" officeooo:rsid="001f5a07" officeooo:paragraph-rsid="002614ec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style:text-underline-style="none" fo:font-weight="normal" officeooo:rsid="002614ec" officeooo:paragraph-rsid="002614ec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2pt" style:text-underline-style="none" fo:font-weight="bold" officeooo:rsid="001d0376" officeooo:paragraph-rsid="001d0376" style:font-size-asian="12pt" style:font-weight-asian="bold" style:font-size-complex="12pt" style:font-weight-complex="bold"/>
    </style:style>
    <style:style style:name="P25" style:family="paragraph" style:parent-style-name="Text_20_body" style:list-style-name="L5"/>
    <style:style style:name="P26" style:family="paragraph" style:parent-style-name="Text_20_body" style:list-style-name="L5">
      <style:paragraph-properties fo:margin-top="0in" fo:margin-bottom="0in" loext:contextual-spacing="false"/>
    </style:style>
    <style:style style:name="T1" style:family="text">
      <style:text-properties officeooo:rsid="0010e226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officeooo:rsid="00175f97"/>
    </style:style>
    <style:style style:name="T4" style:family="text">
      <style:text-properties officeooo:rsid="0017d3ce"/>
    </style:style>
    <style:style style:name="T5" style:family="text">
      <style:text-properties officeooo:rsid="0019c45f"/>
    </style:style>
    <style:style style:name="T6" style:family="text">
      <style:text-properties officeooo:rsid="001a668a"/>
    </style:style>
    <style:style style:name="T7" style:family="text">
      <style:text-properties officeooo:rsid="001be532"/>
    </style:style>
    <style:style style:name="T8" style:family="text">
      <style:text-properties fo:font-size="12pt" style:font-size-asian="10.5pt" style:font-size-complex="12pt"/>
    </style:style>
    <style:style style:name="T9" style:family="text">
      <style:text-properties officeooo:rsid="001c7df2"/>
    </style:style>
    <style:style style:name="T10" style:family="text">
      <style:text-properties officeooo:rsid="0020d3d8"/>
    </style:style>
    <style:style style:name="T11" style:family="text">
      <style:text-properties officeooo:rsid="002614ec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20pt" style:font-size-asian="17.5pt" style:font-size-complex="20pt"/>
    </style:style>
    <style:style style:name="T15" style:family="text">
      <style:text-properties fo:color="#7f00ff" fo:font-size="26pt" style:font-size-asian="26pt" style:font-size-complex="26pt"/>
    </style:style>
    <style:style style:name="T16" style:family="text">
      <style:text-properties fo:color="#7f00ff" fo:font-size="12pt" style:font-size-asian="10.5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reate database safari <text:s/><text:span text:style-name="T13"><text:s/></text:span><text:span text:style-name="T15">←</text:span><text:span text:style-name="T16">First command to initialize the db.</text:span></text:p>
      <text:p text:style-name="P2">Adding Enclosures</text:p>
      <text:p text:style-name="P10">CREATE TABLE enclosures (id SERIAL PRIMARY KEY, name VARCHAR(255), capacity INT, closedformaintenance BOOLEAN);</text:p>
      <text:p text:style-name="P2"/>
      <text:p text:style-name="P5">INSERT INTO enclosures (name, capacity, closedformaintenance) VALUES ('big cat field', 20, false);</text:p>
      <text:p text:style-name="P1">INSERT INTO enclosures (name, capacity, closedformaintenance) VALUES ('reptile room', 45, false);</text:p>
      <text:p text:style-name="P1">INSERT INTO enclosures (name, capacity, closedformaintenance) VALUES ('bird box', 25, <text:span text:style-name="T7">true</text:span>);</text:p>
      <text:p text:style-name="P1">INSERT INTO enclosures (name, capacity, closedformaintenance) VALUES ('penguin palace', 10, <text:span text:style-name="T7">false</text:span>);</text:p>
      <text:p text:style-name="P1">INSERT INTO enclosures (name, capacity, closedformaintenance) VALUES ('llama land', 15, <text:span text:style-name="T7">false</text:span>);</text:p>
      <text:p text:style-name="P1">INSERT INTO enclosures (name, capacity, closedformaintenance) VALUES ('monkey madness', 18, <text:span text:style-name="T7">true</text:span>);</text:p>
      <text:p text:style-name="P1"/>
      <text:p text:style-name="P1"/>
      <text:p text:style-name="P3">Adding staff</text:p>
      <text:p text:style-name="P5">CREATE TABLE staff (id SERIAL PRIMARY KEY, name VARCHAR(255), EmployeeNumber INT);</text:p>
      <text:p text:style-name="P5"/>
      <text:p text:style-name="P5">INSERT INTO staff (name, EmployeeNumber) VALUES ('Rashid', 420);</text:p>
      <text:p text:style-name="P5">INSERT INTO staff (name, EmployeeNumber) VALUES ('Jeff', 404);</text:p>
      <text:p text:style-name="P7">INSERT INTO staff (name, EmployeeNumber) VALUES ('Karen', 499);</text:p>
      <text:p text:style-name="P5">INSERT INTO staff (name, EmployeeNumber) VALUES ('Rick', 401);</text:p>
      <text:p text:style-name="P5">INSERT INTO staff (name, EmployeeNumber) VALUES ('Morty', 444);</text:p>
      <text:p text:style-name="P5">INSERT INTO staff (name, EmployeeNumber) VALUES ('Brady', 489);</text:p>
      <text:p text:style-name="P6">INSERT INTO staff (name, EmployeeNumber) VALUES ('Daniel', 408);</text:p>
      <text:p text:style-name="P5">INSERT INTO staff (name, EmployeeNumber) VALUES ('<text:span text:style-name="T1">Sabi</text:span>', 4<text:span text:style-name="T1">25</text:span>);</text:p>
      <text:p text:style-name="P7">INSERT INTO staff (name, EmployeeNumber) VALUES ('Olivia', 463);</text:p>
      <text:p text:style-name="P7">INSERT INTO staff (name, EmployeeNumber) VALUES ('Jess', 433);</text:p>
      <text:p text:style-name="P7"/>
      <text:p text:style-name="P4">Adding Animals</text:p>
      <text:p text:style-name="P9"><text:span text:style-name="T2">CREATE TABLE animals (id SERIAL PRIMARY KEY, name VARCHAR(255), type VARCHAR(255), age INT, enclosure_id INT REFERENCES enclosures(id));</text:span></text:p>
      <text:p text:style-name="P11"><text:span text:style-name="T2"/></text:p>
      <text:p text:style-name="P13">INSERT INTO animals (name, type, age, enclosure_id) VALUES ('Tony', 'Tiger', 15, 1);</text:p>
      <text:p text:style-name="P13">INSERT INTO animals (name, type, age, enclosure_id) VALUES ('Terrence', 'Tiger', 18, 1);</text:p>
      <text:p text:style-name="P13">INSERT INTO animals (name, type, age, enclosure_id) VALUES ('Stevey', 'Leopard', 8, 1);</text:p>
      <text:p text:style-name="P13">INSERT INTO animals (name, type, age, enclosure_id) VALUES ('Leo', 'Lion', 12, 1);</text:p>
      <text:p text:style-name="P15">INSERT INTO animals (name, type, age, enclosure_id) VALUES ('<text:span text:style-name="T4">Alex</text:span>', '<text:span text:style-name="T4">Lion</text:span>', 1<text:span text:style-name="T4">0</text:span>, 1);</text:p>
      <text:p text:style-name="P13">INSERT INTO animals (name, type, age, enclosure_id) VALUES ('Jag', 'Jaguar', 7, 1);</text:p>
      <text:p text:style-name="P13">INSERT INTO animals (name, type, age, enclosure_id) VALUES ('Cheetos', 'Cheetah', 9, 1);</text:p>
      <text:p text:style-name="P13">INSERT INTO animals (name, type, age, enclosure_id) VALUES ('Phillipe', 'Panther', 17, 1);</text:p>
      <text:p text:style-name="P13">INSERT INTO animals (name, type, age, enclosure_id) VALUES ('<text:span text:style-name="T3">Jake</text:span>', '<text:span text:style-name="T3">Anaconda</text:span>', <text:span text:style-name="T4">5</text:span>, <text:span text:style-name="T5">2</text:span>);</text:p>
      <text:p text:style-name="P14">INSERT INTO animals (name, type, age, enclosure_id) VALUES ('<text:span text:style-name="T4">Fred</text:span>', '<text:span text:style-name="T4">Crocodile</text:span>', <text:span text:style-name="T4">7</text:span>, <text:span text:style-name="T5">2</text:span>);</text:p>
      <text:p text:style-name="P16">INSERT INTO animals (name, type, age, enclosure_id) VALUES ('<text:span text:style-name="T5">Eric</text:span>', '<text:span text:style-name="T5">Cobra</text:span>', 15, <text:span text:style-name="T5">2</text:span>);</text:p>
      <text:p text:style-name="P16">INSERT INTO animals (name, type, age, enclosure_id) VALUES ('<text:span text:style-name="T5">Kobe</text:span>', '<text:span text:style-name="T5">Black Mamba</text:span>', <text:span text:style-name="T5">11</text:span>, <text:span text:style-name="T5">2</text:span>);</text:p>
      <text:p text:style-name="P17">INSERT INTO animals (name, type, age, enclosure_id) VALUES ('<text:span text:style-name="T6">Julian</text:span>', '<text:span text:style-name="T6">Lemur</text:span>', <text:span text:style-name="T6">6</text:span>, <text:span text:style-name="T6">5</text:span>);</text:p>
      <text:p text:style-name="P17">INSERT INTO animals (name, type, age, enclosure_id) VALUES ('<text:span text:style-name="T6">Skipper</text:span>', '<text:span text:style-name="T6">Penguin</text:span>', 5, <text:span text:style-name="T6">4</text:span>);</text:p>
      <text:p text:style-name="P17">INSERT INTO animals (name, type, age, enclosure_id) VALUES ('<text:span text:style-name="T6">Private</text:span>', '<text:span text:style-name="T6">Penguin</text:span>', <text:span text:style-name="T6">6</text:span>, <text:span text:style-name="T6">4</text:span>);</text:p>
      <text:p text:style-name="P17">INSERT INTO animals (name, type, age, enclosure_id) VALUES ('<text:span text:style-name="T6">Kowalski</text:span>', '<text:span text:style-name="T6">Penguin</text:span>', 5, <text:span text:style-name="T6">4</text:span>);</text:p>
      <text:p text:style-name="P17">INSERT INTO animals (name, type, age, enclosure_id) VALUES ('<text:span text:style-name="T6">Lenny</text:span>', '<text:span text:style-name="T6">Llama</text:span>', <text:span text:style-name="T6">8</text:span>, <text:span text:style-name="T6">5</text:span>);</text:p>
      <text:p text:style-name="P16"><text:soft-page-break/></text:p>
      <text:p text:style-name="P12">Adding Assignments</text:p>
      <text:p text:style-name="P18">CREATE TABLE assignments (employee_id INT REFERENCES staff(id), enclosure_id INT REFERENCES enclosures(id), day VARCHAR(255));</text:p>
      <text:p text:style-name="P18"/>
      <text:p text:style-name="P18">INSERT INTO assignments (employee_id, enclosure_id, day) VALUES (2, 1, 'Monday');</text:p>
      <text:p text:style-name="P18">INSERT INTO assignments (employee_id, enclosure_id, day) VALUES (3, 1, 'Monday');</text:p>
      <text:p text:style-name="P18">INSERT INTO assignments (employee_id, enclosure_id, day) VALUES (1, 2, 'Monday');</text:p>
      <text:p text:style-name="P18">INSERT INTO assignments (employee_id, enclosure_id, day) VALUES (4, 2, 'Monday');</text:p>
      <text:p text:style-name="P18">INSERT INTO assignments (employee_id, enclosure_id, day) VALUES (5, 4, 'Monday');</text:p>
      <text:p text:style-name="P18">INSERT INTO assignments (employee_id, enclosure_id, day) VALUES (6, 4, 'Monday');</text:p>
      <text:p text:style-name="P19">INSERT INTO assignments (employee_id, enclosure_id, day) VALUES (7, 5, 'Monday');</text:p>
      <text:p text:style-name="P19">INSERT INTO assignments (employee_id, enclosure_id, day) VALUES (<text:span text:style-name="T9">8</text:span>, 5, 'Monday');</text:p>
      <text:p text:style-name="P19">INSERT INTO assignments (employee_id, enclosure_id, day) VALUES (<text:span text:style-name="T9">9</text:span>, <text:span text:style-name="T9">6</text:span>, 'Monday');</text:p>
      <text:p text:style-name="P19">INSERT INTO assignments (employee_id, enclosure_id, day) VALUES (<text:span text:style-name="T9">10</text:span>, <text:span text:style-name="T9">6</text:span>, 'Monday');</text:p>
      <text:p text:style-name="P19"><text:line-break/></text:p>
      <text:p text:style-name="P24">NOW The database has been built including 4 different <text:s/>tables with different dependencies.</text:p>
      <text:p text:style-name="P24"/>
      <text:p text:style-name="P24">Write queries to find: </text:p>
      <text:list xml:id="list1229112369" text:style-name="L5">
        <text:list-item>
          <text:p text:style-name="P26">The names of the animals in a given enclosure </text:p>
        </text:list-item>
        <text:list-item>
          <text:p text:style-name="P25">The names of the staff working in a given enclosure </text:p>
        </text:list-item>
      </text:list>
      <text:p text:style-name="P24"/>
      <text:p text:style-name="P24"/>
      <text:p text:style-name="P22"><text:span text:style-name="T11">1)</text:span></text:p>
      <text:p text:style-name="P22">SELECT name FROM animals WHERE enclosure_id= 1 ; ( replace 1 with any enclosure id wanted )</text:p>
      <text:p text:style-name="P20">OR</text:p>
      <text:p text:style-name="P21">SELECT name FROM animals <text:span text:style-name="T10">INNER JOIN assignment ON enclosures.id = assignments.enclosures_id WHERE name=’reptile room’;</text:span></text:p>
      <text:p text:style-name="P21"/>
      <text:p text:style-name="P21"/>
      <text:p text:style-name="P21"/>
      <text:p text:style-name="P23">2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2602in" fo:margin-right="0.05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2T14:57:42.420758543</meta:creation-date>
    <dc:date>2021-11-02T17:11:38.334974847</dc:date>
    <meta:editing-duration>PT1H9M36S</meta:editing-duration>
    <meta:editing-cycles>14</meta:editing-cycles>
    <meta:generator>LibreOffice/5.3.6.1$Linux_X86_64 LibreOffice_project/30$Build-1</meta:generator>
    <meta:document-statistic meta:table-count="0" meta:image-count="0" meta:object-count="0" meta:page-count="2" meta:paragraph-count="62" meta:word-count="595" meta:character-count="4493" meta:non-whitespace-character-count="3954"/>
  </office:meta>
</office:document-meta>
</file>